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hp program to add two numbers</text:p>
      <text:p text:style-name="Standard"/>
      <text:p text:style-name="Standard">$num1=10;</text:p>
      <text:p text:style-name="Standard">$num2=10;</text:p>
      <text:p text:style-name="Standard">$num3=$num1+$num2;</text:p>
      <text:p text:style-name="Standard">print(“Sum of two numbers is “, $num3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14T10:05:24.17</meta:creation-date>
    <meta:generator>OpenOffice/4.1.9$Win32 OpenOffice.org_project/419m1$Build-9805</meta:generator>
    <meta:document-statistic meta:table-count="0" meta:image-count="0" meta:object-count="0" meta:page-count="1" meta:paragraph-count="5" meta:word-count="16" meta:character-count="105"/>
    <dc:date>2021-08-14T10:07:02.42</dc:date>
    <meta:editing-duration>PT1M39S</meta:editing-duration>
    <meta:editing-cycles>1</meta:editing-cycles>
  </office:meta>
</office:document-meta>
</file>